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2d43d"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1a368"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2e576" style:font-size-asian="10pt" style:font-weight-asian="bold" style:font-size-complex="10pt" style:font-weight-complex="bold"/>
    </style:style>
    <style:style style:name="P4"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4c2bc"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93aa1"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b8b31"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0eb4cb"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117678"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ff3333" fo:font-size="10pt" style:text-underline-style="solid" style:text-underline-width="auto" style:text-underline-color="font-color" fo:font-weight="bold" officeooo:rsid="0001a368" officeooo:paragraph-rsid="0011ef1b"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color="#0000cc" fo:font-size="10pt" style:text-underline-style="solid" style:text-underline-width="auto" style:text-underline-color="font-color" fo:font-weight="bold" officeooo:rsid="0014ccf0" officeooo:paragraph-rsid="0001a368"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color="#0000cc" fo:font-size="10pt" style:text-underline-style="solid" style:text-underline-width="auto" style:text-underline-color="font-color" fo:font-weight="bold" officeooo:rsid="0014ccf0" officeooo:paragraph-rsid="0014ccf0"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color="#0000cc" fo:font-size="10pt" style:text-underline-style="none" fo:font-weight="normal" officeooo:rsid="0001a368" officeooo:paragraph-rsid="0001a368"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cc" fo:font-size="10pt" style:text-underline-style="none" fo:font-weight="normal" officeooo:rsid="001677ff" officeooo:paragraph-rsid="001677ff"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cc" fo:font-size="10pt" style:text-underline-style="none" fo:font-weight="normal" officeooo:rsid="001677ff" officeooo:paragraph-rsid="001b2acc"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cc" fo:font-size="10pt" style:text-underline-style="none" fo:font-weight="normal" officeooo:rsid="0014ccf0" officeooo:paragraph-rsid="0014ccf0"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color="#0000cc" fo:font-size="10pt" style:text-underline-style="none" fo:font-weight="normal" officeooo:rsid="0018dcfb" officeooo:paragraph-rsid="0018dcfb" style:font-size-asian="10pt" style:font-weight-asian="normal" style:font-size-complex="10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677ff" style:font-weight-asian="normal" style:font-weight-complex="normal"/>
    </style:style>
    <style:style style:name="T4" style:family="text">
      <style:text-properties style:text-underline-style="none" fo:font-weight="normal" officeooo:rsid="001c6c8d" style:font-weight-asian="normal" style:font-weight-complex="normal"/>
    </style:style>
    <style:style style:name="T5" style:family="text">
      <style:text-properties style:text-underline-style="none" officeooo:rsid="001677ff"/>
    </style:style>
    <style:style style:name="T6" style:family="text">
      <style:text-properties fo:color="#0000cc" style:text-underline-style="none" fo:font-weight="normal" style:font-weight-asian="normal" style:font-weight-complex="normal"/>
    </style:style>
    <style:style style:name="T7" style:family="text">
      <style:text-properties fo:color="#0000cc" style:text-underline-style="none" fo:font-weight="normal" officeooo:rsid="0002d43d" style:font-weight-asian="normal" style:font-weight-complex="normal"/>
    </style:style>
    <style:style style:name="T8" style:family="text">
      <style:text-properties fo:color="#0000cc" style:text-underline-style="none" fo:font-weight="normal" officeooo:rsid="0002e576" style:font-weight-asian="normal" style:font-weight-complex="normal"/>
    </style:style>
    <style:style style:name="T9" style:family="text">
      <style:text-properties fo:color="#0000cc" style:text-underline-style="none" fo:font-weight="normal" officeooo:rsid="0004c2bc" style:font-weight-asian="normal" style:font-weight-complex="normal"/>
    </style:style>
    <style:style style:name="T10" style:family="text">
      <style:text-properties fo:color="#0000cc" style:text-underline-style="none" fo:font-weight="normal" officeooo:rsid="00093aa1" style:font-weight-asian="normal" style:font-weight-complex="normal"/>
    </style:style>
    <style:style style:name="T11" style:family="text">
      <style:text-properties fo:color="#0000cc" style:text-underline-style="none" fo:font-weight="normal" officeooo:rsid="000b8b31" style:font-weight-asian="normal" style:font-weight-complex="normal"/>
    </style:style>
    <style:style style:name="T12" style:family="text">
      <style:text-properties fo:color="#0000cc" style:text-underline-style="none" fo:font-weight="normal" officeooo:rsid="0004b304" style:font-weight-asian="normal" style:font-weight-complex="normal"/>
    </style:style>
    <style:style style:name="T13" style:family="text">
      <style:text-properties fo:color="#0000cc" style:text-underline-style="none" fo:font-weight="normal" officeooo:rsid="000eb4cb" style:font-weight-asian="normal" style:font-weight-complex="normal"/>
    </style:style>
    <style:style style:name="T14" style:family="text">
      <style:text-properties fo:color="#0000cc" style:text-underline-style="none" fo:font-weight="normal" officeooo:rsid="00117678" style:font-weight-asian="normal" style:font-weight-complex="normal"/>
    </style:style>
    <style:style style:name="T15" style:family="text">
      <style:text-properties fo:color="#0000cc" style:text-underline-style="none" fo:font-weight="normal" officeooo:rsid="0011ef1b" style:font-weight-asian="normal" style:font-weight-complex="normal"/>
    </style:style>
    <style:style style:name="T16" style:family="text">
      <style:text-properties officeooo:rsid="001677ff"/>
    </style:style>
    <style:style style:name="T17" style:family="text">
      <style:text-properties officeooo:rsid="0018d9c8"/>
    </style:style>
    <style:style style:name="T18" style:family="text">
      <style:text-properties officeooo:rsid="001a04e5"/>
    </style:style>
    <style:style style:name="T19" style:family="text">
      <style:text-properties officeooo:rsid="001a83db"/>
    </style:style>
    <style:style style:name="T20" style:family="text">
      <style:text-properties officeooo:rsid="001b2a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straintBase:<text:span text:style-name="T2"> Penalty Evaluat</text:span><text:span text:style-name="T4">o</text:span><text:span text:style-name="T2">r </text:span><text:span text:style-name="T3">calls</text:span><text:span text:style-name="T2"> each constraint's Compute method, </text:span><text:span text:style-name="T3">and each constraint updates the relevant objective cost component of the given individual.</text:span></text:p>
      <text:p text:style-name="P13"/>
      <text:p text:style-name="P13"><text:span text:style-name="T18">int</text:span> Compute (Individual)</text:p>
      <text:p text:style-name="P13"><text:tab/>update<text:span text:style-name="T18">s </text:span><text:s/><text:span text:style-name="T18">i</text:span>ndividual's relevant field</text:p>
      <text:p text:style-name="P13"><text:tab/><text:span text:style-name="T19">returns the penalty</text:span></text:p>
      <text:p text:style-name="P13"/>
      <text:p text:style-name="P13"/>
      <text:p text:style-name="P14"><text:span text:style-name="T18">int</text:span> Comput<text:span text:style-name="T20">eSingleCourse</text:span> (Individual, <text:span text:style-name="T20">course</text:span>)</text:p>
      <text:p text:style-name="P14"><text:tab/><text:span text:style-name="T19">returns the penalty of the course</text:span></text:p>
      <text:p text:style-name="P13"/>
      <text:p text:style-name="P16"/>
      <text:p text:style-name="P15"/>
      <text:p text:style-name="P11"/>
      <text:p text:style-name="P1">ClashConstraint(100):<text:span text:style-name="T2"> </text:span><text:span text:style-name="T7">Lectures of courses in the same curriculum or taught by the same teacher must be all scheduled in different periods. Two conflicting lectures in the same period represent one violation. Three conflicting lectures count as 3 violations: one for each pair. </text:span><text:span text:style-name="T12">The c</text:span><text:span text:style-name="T7">onflicts between </text:span><text:span text:style-name="T8">the l</text:span><text:span text:style-name="T7">ectures of the same course are counted here, too.</text:span></text:p>
      <text:p text:style-name="P10"/>
      <text:p text:style-name="P2"/>
      <text:p text:style-name="P2"/>
      <text:p text:style-name="P2"/>
      <text:p text:style-name="P2"/>
      <text:p text:style-name="P3">RoomUniquenessConstraint(100):<text:span text:style-name="T6"> </text:span><text:span text:style-name="T8">Two lectures cannot take place in the same room in the same period. Two lectures in the same room at the same period represent one violation . Any extra lecture in the same period and room counts as one more violation.</text:span></text:p>
      <text:p text:style-name="P12"/>
      <text:p text:style-name="P2"/>
      <text:p text:style-name="P2"/>
      <text:p text:style-name="P2"/>
      <text:p text:style-name="P2"/>
      <text:p text:style-name="P2"/>
      <text:p text:style-name="P4">InstructorTimeAvailabilityConstraint(100):<text:span text:style-name="T6"> </text:span><text:span text:style-name="T9">If the teacher of the course is not available to teach that course at a given period, then no lectures of the course can be scheduled at that period. Each lecture in a period unavailable for that course is one violation.</text:span></text:p>
      <text:p text:style-name="P2"/>
      <text:p text:style-name="P2"/>
      <text:p text:style-name="P2"/>
      <text:p text:style-name="P5">CompletenessConstraint(100):<text:span text:style-name="T6"> </text:span><text:span text:style-name="T10">All lectures of a course must be scheduled that is, must be given a time slot and a room). A violation occurs if a lecture is not scheduled.</text:span></text:p>
      <text:p text:style-name="P12"/>
      <text:p text:style-name="P2"/>
      <text:p text:style-name="P2"/>
      <text:p text:style-name="P2"/>
      <text:p text:style-name="P6">CurriculumCompactnessConstraint():<text:span text:style-name="T6"> </text:span><text:span text:style-name="T11">Lectures belonging to a curriculum should be adjacent to each other (i.e., in consecutive periods). For a given curriculum we account for a violation every time there is one lecture not adjacent to any other lecture within the same day. Each isolated lecture in a curriculum counts as 2 points of penalty.</text:span></text:p>
      <text:p text:style-name="P2"/>
      <text:p text:style-name="P2"/>
      <text:p text:style-name="P2"/>
      <text:p text:style-name="P2"/>
      <text:p text:style-name="P2"/>
      <text:p text:style-name="P2"/>
      <text:p text:style-name="P7">MinimumWorkingDaysConstraint():<text:span text:style-name="T6"> </text:span><text:span text:style-name="T13">The lectures of each course must be spread into the given minimum number of days. Each day below the minimum counts as 5 points of penalty. </text:span></text:p>
      <text:p text:style-name="P12"/>
      <text:p text:style-name="P2"/>
      <text:p text:style-name="P2"/>
      <text:p text:style-name="P2"/>
      <text:p text:style-name="P2"/>
      <text:p text:style-name="P8">RoomCapacityConstraint():<text:span text:style-name="T6"> </text:span><text:span text:style-name="T14">For each lecture, the number of students that attend the course must be less or equal than the number of seats of all the rooms that host its lectures. Each student above the capacity counts as 1 point of penalty.</text:span></text:p>
      <text:p text:style-name="P2"/>
      <text:p text:style-name="P2"/>
      <text:p text:style-name="P2"><text:soft-page-break/></text:p>
      <text:p text:style-name="P2"/>
      <text:p text:style-name="P2"/>
      <text:p text:style-name="P2"/>
      <text:p text:style-name="P9">RoomStabilityConstraint():<text:span text:style-name="T6"> </text:span><text:span text:style-name="T15">All lectures of a course should be given in the same room. Each distinct room used for the lectures of a course, but the first, counts as 1 point of penalty.</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class="text"/>
    <style:style style:name="Heading_20_2" style:display-name="Heading 2"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yla Gülcü</meta:initial-creator>
    <meta:creation-date>2015-10-30T11:45:53.082337336</meta:creation-date>
    <meta:printed-by>Ayla Gülcü</meta:printed-by>
    <meta:print-date>2015-10-30T11:48:27.811566246</meta:print-date>
    <dc:date>2015-10-31T00:04:33.055363639</dc:date>
    <dc:creator>Ayla Gülcü</dc:creator>
    <meta:editing-duration>PT3H30M22S</meta:editing-duration>
    <meta:editing-cycles>27</meta:editing-cycles>
    <meta:generator>LibreOffice/4.4.3.2$Linux_X86_64 LibreOffice_project/40m0$Build-2</meta:generator>
    <meta:document-statistic meta:table-count="0" meta:image-count="0" meta:object-count="0" meta:page-count="2" meta:paragraph-count="14" meta:word-count="362" meta:character-count="2292" meta:non-whitespace-character-count="1939"/>
  </office:meta>
</office:document-meta>
</file>